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ed5a" officeooo:paragraph-rsid="001ded5a"/>
    </style:style>
    <style:style style:name="P2" style:family="paragraph" style:parent-style-name="Standard">
      <style:text-properties officeooo:rsid="001f6537" officeooo:paragraph-rsid="001f6537"/>
    </style:style>
    <style:style style:name="P3" style:family="paragraph" style:parent-style-name="Standard">
      <style:text-properties officeooo:rsid="0020d9a3" officeooo:paragraph-rsid="0020d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uniu</text:p>
      <text:p text:style-name="P2">try git again</text:p>
      <text:p text:style-name="P3">yeh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0:53:45.621254000</dc:date>
    <meta:editing-duration>PT21M45S</meta:editing-duration>
    <meta:editing-cycles>3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3" meta:word-count="5" meta:character-count="24" meta:non-whitespace-character-count="22"/>
  </office:meta>
</office:document-meta>
</file>